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99A0A4DA7EB6FA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127cm" svg:height="1.127cm" draw:z-index="0"><draw:image xlink:href="Pictures/10000201000000200000002099A0A4DA7EB6FA76.png" xlink:type="simple" xlink:show="embed" xlink:actuate="onLoad" loext:mime-type="image/png"/></draw:frame></text:p>
      <text:p text:style-name="Title">Коды ошибок.</text:p>
      <text:p text:style-name="Standard">// **Предупреждения</text:p>
      <text:p text:style-name="Standard">//страница не найдена</text:p>
      <text:p text:style-name="Standard">#define CWARPgFull -101</text:p>
      <text:p text:style-name="Standard">//данные не найдены</text:p>
      <text:p text:style-name="Standard">#define<text:tab/>CWARdataNotFound -102</text:p>
      <text:p text:style-name="Standard">/* Глобаль не найдена */</text:p>
      <text:p text:style-name="Standard">#define<text:tab/>CWARglbnotFound -103</text:p>
      <text:p text:style-name="Standard">//данные не найдены</text:p>
      <text:p text:style-name="Standard">#define<text:tab/>CWARdataNotDown -105</text:p>
      <text:p text:style-name="Standard">//страница не найдена</text:p>
      <text:p text:style-name="Standard">#define CWARchanelFailed -110</text:p>
      <text:p text:style-name="Standard">//нет признака конца команды</text:p>
      <text:p text:style-name="Standard">#define CWARendCmd -120</text:p>
      <text:p text:style-name="Standard">//не комментарий</text:p>
      <text:p text:style-name="Standard">#define CWARnoComm -121</text:p>
      <text:p text:style-name="Standard">//#define<text:tab/>CWARvmDbNameEmpty -128</text:p>
      <text:p text:style-name="Standard">/* не преобразуется в число */</text:p>
      <text:p text:style-name="Standard">#define<text:tab/>CWARunNum -140</text:p>
      <text:p text:style-name="Standard">//метка не найдена</text:p>
      <text:p text:style-name="Standard">#define<text:tab/>CWARLabelNotFound -141</text:p>
      <text:p text:style-name="Standard">// **Ошибки** </text:p>
      <text:p text:style-name="Standard">#define<text:tab/>CERR -1000</text:p>
      <text:p text:style-name="Standard">//данные не помещаются на странице</text:p>
      <text:p text:style-name="Standard">#define<text:tab/>CERRPgFull -1001</text:p>
      <text:p text:style-name="Standard">//данные не того типа</text:p>
      <text:p text:style-name="Standard">#define<text:tab/>CERRdataNotType -1003</text:p>
      <text:p text:style-name="Standard">//Индекс задан не верно</text:p>
      <text:p text:style-name="Standard">#define<text:tab/>CERRIndFiled -1004</text:p>
      <text:p text:style-name="Standard">//ссылка на несуществующий адрес</text:p>
      <text:p text:style-name="Standard">#define<text:tab/>CERRAdrFiled -1005</text:p>
      <text:p text:style-name="Standard">//итератор не найден</text:p>
      <text:p text:style-name="Standard">#define<text:tab/>CERRiteratorNotFound -1006</text:p>
      <text:p text:style-name="Standard">//не смог создать страницу</text:p>
      <text:p text:style-name="Standard">//файл слишком короткий</text:p>
      <text:p text:style-name="Standard">#define<text:tab/>CERRvmDivSmall -1007</text:p>
      <text:p text:style-name="Standard">//сбой при отображении файла в память</text:p>
      <text:p text:style-name="Standard">#define<text:tab/>CERRvmmMapFiled -1008</text:p>
      <text:p text:style-name="Standard">//нет пустой страницы</text:p>
      <text:p text:style-name="Standard">#define<text:tab/>CERRpgNewEmptyNot -1010</text:p>
      <text:p text:style-name="Standard">//не найдены страницы pgLink</text:p>
      <text:p text:style-name="Standard">#define<text:tab/>CERRnotFoundPgLink -1011</text:p>
      <text:p text:style-name="Standard">//не найдены страницы pgData</text:p>
      <text:p text:style-name="Standard">#define<text:tab/>CERRnotFoundPgData -1012</text:p>
      <text:p text:style-name="Standard">// нарушена структура страниц pgLink</text:p>
      <text:p text:style-name="Standard">#define<text:tab/>CERRerrorPgLink -1013</text:p>
      <text:p text:style-name="Standard"><text:soft-page-break/>//разрушен заголовочный файл</text:p>
      <text:p text:style-name="Standard">#define<text:tab/>CERRvmFileFiled -1014</text:p>
      <text:p text:style-name="Standard">//не получен доступ к разделяемому ресурсу</text:p>
      <text:p text:style-name="Standard">#define<text:tab/>CERRvmLockNot -1015</text:p>
      <text:p text:style-name="Standard">//не смог создать обращение к данным</text:p>
      <text:p text:style-name="Standard">#define<text:tab/>CERRDbNotCreat -1016</text:p>
      <text:p text:style-name="Standard">//на стеке данных не обнаружено</text:p>
      <text:p text:style-name="Standard">#define<text:tab/>CERRvmDataNo -1017</text:p>
      <text:p text:style-name="Standard">// нарушена структура данных</text:p>
      <text:p text:style-name="Standard">#define<text:tab/>CERRerrorTree -1020</text:p>
      <text:p text:style-name="Standard">//стек Данных пуст</text:p>
      <text:p text:style-name="Standard">#define<text:tab/>CERRvmDataNotFound -1030</text:p>
      <text:p text:style-name="Standard">//стек Курсоров пуст</text:p>
      <text:p text:style-name="Standard">#define<text:tab/>CERRvmNotcurQuery -1031</text:p>
      <text:p text:style-name="Standard">//Не найден блок Do</text:p>
      <text:p text:style-name="Standard">#define<text:tab/>CERRvmDoFiled -1035</text:p>
      <text:p text:style-name="Standard">//не смог создать Job</text:p>
      <text:p text:style-name="Standard">#define<text:tab/>CERRvmNotCreateJob -1036</text:p>
      <text:p text:style-name="Standard">//не смог создать Do</text:p>
      <text:p text:style-name="Standard">#define<text:tab/>CERRvmNotCreateDo -1037</text:p>
      <text:p text:style-name="Standard">//не смог создать Event</text:p>
      <text:p text:style-name="Standard">#define<text:tab/>CERRvmNotCreateEvnt -1038</text:p>
      <text:p text:style-name="Standard">//не смог создать Lock</text:p>
      <text:p text:style-name="Standard">#define<text:tab/>CERRvmNotCreateLock -1039</text:p>
      <text:p text:style-name="Standard">// не удалось создать блок Job</text:p>
      <text:p text:style-name="Standard">#define<text:tab/>CERRjobFiled -1040</text:p>
      <text:p text:style-name="Standard">// не удалось создать блок Do</text:p>
      <text:p text:style-name="Standard">#define<text:tab/>CERRdoFiled -1041</text:p>
      <text:p text:style-name="Standard">//малый размер модуля</text:p>
      <text:p text:style-name="Standard">#define<text:tab/>CERRvmShortSizeMod -1042</text:p>
      <text:p text:style-name="Standard">//не смог сформировать Индекс</text:p>
      <text:p text:style-name="Standard">#define<text:tab/>CERRvmNotIndCreate -1043</text:p>
      <text:p text:style-name="Standard">//не удалось инициализировать SpinLock</text:p>
      <text:p text:style-name="Standard">#define<text:tab/>CERRvmSpinLockFiled -1044</text:p>
      <text:p text:style-name="Standard">//нет возможности выделить память</text:p>
      <text:p text:style-name="Standard">#define<text:tab/>CERRvmNotMem -1045</text:p>
      <text:p text:style-name="Standard">//не смог найти такой модуль</text:p>
      <text:p text:style-name="Standard">//#define<text:tab/>CERRvmNotMod -1046</text:p>
      <text:p text:style-name="Standard">//ошибка запуска модуля</text:p>
      <text:p text:style-name="Standard">#define<text:tab/>CERRvmModFiled -1047</text:p>
      <text:p text:style-name="Standard">//переход за пределы области команд</text:p>
      <text:p text:style-name="Standard">#define<text:tab/>CERRvmJmpFiled -1050</text:p>
      <text:p text:style-name="Standard">//стек MSH команд неверен</text:p>
      <text:p text:style-name="Standard">#define<text:tab/>CERRvmStkMshCmdFiled -1051</text:p>
      <text:p text:style-name="Standard">// обращение по пустому ключу</text:p>
      <text:p text:style-name="Standard">#define<text:tab/>CERRnullKey -1100</text:p>
      <text:p text:style-name="Standard">// Объект не найден</text:p>
      <text:p text:style-name="Standard">#define<text:tab/>CERRisNotObj -1101</text:p>
      <text:p text:style-name="Standard">// при записи объект должен быть единственным</text:p>
      <text:p text:style-name="Standard">#define<text:tab/>CERRSetObjNotSingle -1102</text:p>
      <text:p text:style-name="Standard">/* ошибка создания устройства */</text:p>
      <text:p text:style-name="Standard">#define<text:tab/>CERRdivCreateBad -1900</text:p>
      <text:p text:style-name="Standard"><text:soft-page-break/>/* ошибка открытия устройства */</text:p>
      <text:p text:style-name="Standard">#define<text:tab/>CERRdivOpenBad -1901</text:p>
      <text:p text:style-name="Standard">/* ошибка чтения с устройства */</text:p>
      <text:p text:style-name="Standard">#define<text:tab/>CERRdivReadBad -1902</text:p>
      <text:p text:style-name="Standard">/* не полное чтение с устройства */</text:p>
      <text:p text:style-name="Standard">#define<text:tab/>CERRdivReadPart -1903</text:p>
      <text:p text:style-name="Standard">/* ошибка записи на устройство */</text:p>
      <text:p text:style-name="Standard">#define<text:tab/>CERRdivWriteBad -1904</text:p>
      <text:p text:style-name="Standard">/* директория не создана */</text:p>
      <text:p text:style-name="Standard">#define<text:tab/>CERRdivDirFiled -1905</text:p>
      <text:p text:style-name="Standard">//сбой при обращении к файлу</text:p>
      <text:p text:style-name="Standard">#define<text:tab/>CERRvmDivFiled -1906</text:p>
      <text:p text:style-name="Standard">//не смог создать файл</text:p>
      <text:p text:style-name="Standard">#define<text:tab/>CERRvmNotFileCreate -1907</text:p>
      <text:p text:style-name="Standard">/* Не создан Map */</text:p>
      <text:p text:style-name="Standard">#define<text:tab/>CERRmapFiled -1910</text:p>
      <text:p text:style-name="Standard">/* Глобаль не может быть создана */</text:p>
      <text:p text:style-name="Standard">#define<text:tab/>CERRglbFailed -1930</text:p>
      <text:p text:style-name="Standard">/* Глобаль не корректна */</text:p>
      <text:p text:style-name="Standard">#define<text:tab/>CERRglbFiled -1932</text:p>
      <text:p text:style-name="Standard">//не опознана <text:s/>Магическая последовательность</text:p>
      <text:p text:style-name="Standard">#define<text:tab/>CERRdivMagic -1933</text:p>
      <text:p text:style-name="Standard">/* не корректен заголовок Глобали */</text:p>
      <text:p text:style-name="Standard">#define<text:tab/>CERRglbHead -1932</text:p>
      <text:p text:style-name="Standard">/* не преобразуется в число */</text:p>
      <text:p text:style-name="Standard">#define<text:tab/>CERRunNum -1940</text:p>
      <text:p text:style-name="Standard">// неверное имя</text:p>
      <text:p text:style-name="Standard">#define<text:tab/>CERRnamenotFound -1941</text:p>
      <text:p text:style-name="Standard">//нет описание Глобалей</text:p>
      <text:p text:style-name="Standard">#define<text:tab/>CWARvmIniNot -200</text:p>
      <text:p text:style-name="Standard">//Адресат не установлен</text:p>
      <text:p text:style-name="Standard">#define<text:tab/>CWARvmIstPrNot -201</text:p>
      <text:p text:style-name="Standard">//Аргументы не заданы</text:p>
      <text:p text:style-name="Standard">#define<text:tab/>CWARvmArgNot -202</text:p>
      <text:p text:style-name="Standard">//не подходящий символ</text:p>
      <text:p text:style-name="Standard">#define<text:tab/>CWARtrIsNoSmb -203</text:p>
      <text:p text:style-name="Standard">//нет команд к выполнению</text:p>
      <text:p text:style-name="Standard">#define<text:tab/>CWARtrCmdEmpty -204</text:p>
      <text:p text:style-name="Standard">//нет выделенной строки</text:p>
      <text:p text:style-name="Standard">#define<text:tab/>CWARvmSelNo -206</text:p>
      <text:p text:style-name="Standard">//имя индекса пусто не удалять используется в спец.целях</text:p>
      <text:p text:style-name="Standard">#define<text:tab/>CWARvmDbIndsEmpty -210</text:p>
      <text:p text:style-name="Standard">/* Ошибки выполнения <text:s/>*/</text:p>
      <text:p text:style-name="Standard">//нарушен формат данных</text:p>
      <text:p text:style-name="Standard">#define<text:tab/>CERRvmdataUnFormat -2001</text:p>
      <text:p text:style-name="Standard">//данные не найдены</text:p>
      <text:p text:style-name="Standard">#define<text:tab/>CERRvmdataNotFound -2002</text:p>
      <text:p text:style-name="Standard">//данные не найдены</text:p>
      <text:p text:style-name="Standard">#define<text:tab/>CERRdataNotFound -2003</text:p>
      <text:p text:style-name="Standard">//обращение к данным не верно</text:p>
      <text:p text:style-name="Standard">#define<text:tab/>CERRvmdataFiled -2004</text:p>
      <text:p text:style-name="Standard">//тип внутренней функции не верен</text:p>
      <text:p text:style-name="Standard"><text:soft-page-break/>#define<text:tab/>CERRnameInFunFiled -2005</text:p>
      <text:p text:style-name="Standard">//нет такой Win функции</text:p>
      <text:p text:style-name="Standard">#define<text:tab/>CERRnameInWinNo -2006</text:p>
      <text:p text:style-name="Standard">//имя модуля или метки не задано</text:p>
      <text:p text:style-name="Standard">#define<text:tab/>CERRnameModNotFound -2009</text:p>
      <text:p text:style-name="Standard">//модуль не найден</text:p>
      <text:p text:style-name="Standard">#define<text:tab/>CERRvmModNotFound -2010</text:p>
      <text:p text:style-name="Standard">//метка не найдена</text:p>
      <text:p text:style-name="Standard">#define<text:tab/>CERRvmLabelNotFound -2011</text:p>
      <text:p text:style-name="Standard">//имя модуля или метки не идентификатор</text:p>
      <text:p text:style-name="Standard">#define<text:tab/>CERRnameModNoIdn -2015</text:p>
      <text:p text:style-name="Standard">//имя не может быть массивом</text:p>
      <text:p text:style-name="Standard">#define<text:tab/>CERRNameFiled -2022</text:p>
      <text:p text:style-name="Standard">//неизвестный стиль Списка</text:p>
      <text:p text:style-name="Standard">#define<text:tab/>CERRvmStylListFiled -2023</text:p>
      <text:p text:style-name="Standard">//индекс неверный</text:p>
      <text:p text:style-name="Standard">#define<text:tab/>CERRvmIndFiled -2024</text:p>
      <text:p text:style-name="Standard">//индекс не пустой</text:p>
      <text:p text:style-name="Standard">#define<text:tab/>CERRvmIndNotEmpty -2025</text:p>
      <text:p text:style-name="Standard">//Не задан индекс сохранения</text:p>
      <text:p text:style-name="Standard">#define<text:tab/>CERRvmIndSaveFiled -2026</text:p>
      <text:p text:style-name="Standard">//Не найдено дерево</text:p>
      <text:p text:style-name="Standard">#define<text:tab/>CERRvmDbFiled -2027</text:p>
      <text:p text:style-name="Standard">//Не задано имя глобали</text:p>
      <text:p text:style-name="Standard">#define<text:tab/>CERRvmDbNameNotFound -2028</text:p>
      <text:p text:style-name="Standard">//имя Данных не верно</text:p>
      <text:p text:style-name="Standard">#define<text:tab/>CERRvmDbNameFiled -2029</text:p>
      <text:p text:style-name="Standard">//Буфер может быть только массивом</text:p>
      <text:p text:style-name="Standard">#define<text:tab/>CERRvmDbNameBufFiled -2030</text:p>
      <text:p text:style-name="Standard">//Не заданы данные</text:p>
      <text:p text:style-name="Standard">#define<text:tab/>CERRvmDanFiled -2031</text:p>
      <text:p text:style-name="Standard">// ссылка на дерево не может быть использована в этом контексте</text:p>
      <text:p text:style-name="Standard">#define<text:tab/>CERRrefDbNo -2038</text:p>
      <text:p text:style-name="Standard">//источник деревом не является</text:p>
      <text:p text:style-name="Standard">#define<text:tab/>CERRfromDbFiled -2040</text:p>
      <text:p text:style-name="Standard">//приемник деревом не является</text:p>
      <text:p text:style-name="Standard">#define<text:tab/>CERRtoDbFiled -2041</text:p>
      <text:p text:style-name="Standard">//не нашел куда поместить результат</text:p>
      <text:p text:style-name="Standard">#define<text:tab/>CERRDataToFiled -2042</text:p>
      <text:p text:style-name="Standard">//Объект не найден</text:p>
      <text:p text:style-name="Standard">#define<text:tab/>CERRObjNotFind -2050</text:p>
      <text:p text:style-name="Standard">//имя Объекта не задано</text:p>
      <text:p text:style-name="Standard">#define<text:tab/>CERRObjNotFound -2051</text:p>
      <text:p text:style-name="Standard">//аргумент не того типа</text:p>
      <text:p text:style-name="Standard">#define<text:tab/>CERRvmArgNoType -2055</text:p>
      <text:p text:style-name="Standard">//мало аргументов</text:p>
      <text:p text:style-name="Standard">#define<text:tab/>CERRvmArgLittle -2056</text:p>
      <text:p text:style-name="Standard">//нет аргументов</text:p>
      <text:p text:style-name="Standard">#define<text:tab/>CERRvmNotArg -2057</text:p>
      <text:p text:style-name="Standard">//такого типа не существует</text:p>
      <text:p text:style-name="Standard">#define<text:tab/>CERRTypeNo -2060</text:p>
      <text:p text:style-name="Standard">//такого Атрибута не существует</text:p>
      <text:p text:style-name="Standard"><text:soft-page-break/>#define<text:tab/>CERRAtrNotFound -2061</text:p>
      <text:p text:style-name="Standard">/*</text:p>
      <text:p text:style-name="Standard"><text:s/>* сообщения об Ошибках</text:p>
      <text:p text:style-name="Standard"><text:s/>*/</text:p>
      <text:p text:style-name="Standard">//не обнаружена Метка</text:p>
      <text:p text:style-name="Standard">#define<text:tab/>CERRvmNotLabel -2204</text:p>
      <text:p text:style-name="Standard">//не обнаружен Индекс</text:p>
      <text:p text:style-name="Standard">#define<text:tab/>CERRvmNotInd -2205</text:p>
      <text:p text:style-name="Standard">//Индекс пустой</text:p>
      <text:p text:style-name="Standard">#define<text:tab/>CERRvmIndEmpty -2207</text:p>
      <text:p text:style-name="Standard">//нет такого кода Sub операции</text:p>
      <text:p text:style-name="Standard">#define<text:tab/>CERRvmNotSubOp -2210</text:p>
      <text:p text:style-name="Standard">//в команде ( недопустима</text:p>
      <text:p text:style-name="Standard">#define<text:tab/>CERRvmGonoBkt -2211</text:p>
      <text:p text:style-name="Standard">//в команде Go , недопустима</text:p>
      <text:p text:style-name="Standard">#define<text:tab/>CERRvmGonoList -2212</text:p>
      <text:p text:style-name="Standard">//индекс не того типа</text:p>
      <text:p text:style-name="Standard">#define<text:tab/>CERRvmIndNoType -2214</text:p>
      <text:p text:style-name="Standard">//нет команд к выполнению</text:p>
      <text:p text:style-name="Standard">#define<text:tab/>CERRvmCmdFound -2222</text:p>
      <text:p text:style-name="Standard">//файл не того типа либо не той версии</text:p>
      <text:p text:style-name="Standard">#define<text:tab/>CERRvmNotMag -2223</text:p>
      <text:p text:style-name="Standard">//не смог найти Исходный текст</text:p>
      <text:p text:style-name="Standard">#define<text:tab/>CERRvmNotMsh -2224</text:p>
      <text:p text:style-name="Standard">//Исходный текст не является Msh программой</text:p>
      <text:p text:style-name="Standard">#define<text:tab/>CERRvmNotMshMod -2225</text:p>
      <text:p text:style-name="Standard">//нет имени Event</text:p>
      <text:p text:style-name="Standard">#define<text:tab/>CERRvmEvntNoName -2241</text:p>
      <text:p text:style-name="Standard">//повторная блокировка этого же задания</text:p>
      <text:p text:style-name="Standard">#define<text:tab/>CERRvmReLock -2246</text:p>
      <text:p text:style-name="Standard">//нет имени файла</text:p>
      <text:p text:style-name="Standard">#define<text:tab/>CERRvmNotFileName -2301</text:p>
      <text:p text:style-name="Standard">//нет такой глобали</text:p>
      <text:p text:style-name="Standard">#define<text:tab/>CERRvmFileNot -2310</text:p>
      <text:p text:style-name="Standard">//нет описание</text:p>
      <text:p text:style-name="Standard">#define<text:tab/>CERRvmIniNot -2311</text:p>
      <text:p text:style-name="Standard">//не назначено текущее устройство</text:p>
      <text:p text:style-name="Standard">#define<text:tab/>CERRvmUseFileNo -2330</text:p>
      <text:p text:style-name="Standard">//не назначено устройство WWW</text:p>
      <text:p text:style-name="Standard">#define<text:tab/>CERRvmWWWNo -2331</text:p>
      <text:p text:style-name="Standard">//</text:p>
      <text:p text:style-name="Standard">// команда не завершена <text:s text:c="2"/></text:p>
      <text:p text:style-name="Standard">#define<text:tab/>CERRtrEndCmd -3000</text:p>
      <text:p text:style-name="Standard">//ссылка в левой части не верна</text:p>
      <text:p text:style-name="Standard">#define<text:tab/>CERtrRefFiled -3001</text:p>
      <text:p text:style-name="Standard">//свойство в левой части = недопустимо</text:p>
      <text:p text:style-name="Standard">#define<text:tab/>CERRtrPropLeft -3002</text:p>
      <text:p text:style-name="Standard">//на уровне ссылки недопустим код операции</text:p>
      <text:p text:style-name="Standard">#define<text:tab/>CERRtrLeftFiled -3003</text:p>
      <text:p text:style-name="Standard">//не соответствие скобок</text:p>
      <text:p text:style-name="Standard">#define<text:tab/>CERRtrBktFiled -3004</text:p>
      <text:p text:style-name="Standard">//индекс неверен</text:p>
      <text:p text:style-name="Standard"><text:soft-page-break/>#define<text:tab/>CERRtrIndFiled -3005</text:p>
      <text:p text:style-name="Standard">//условие выполнения команды не верно</text:p>
      <text:p text:style-name="Standard">#define<text:tab/>CERRtrCondFiled -3006</text:p>
      <text:p text:style-name="Standard">//потерян уровень вложений выражения</text:p>
      <text:p text:style-name="Standard">#define<text:tab/>CERRtrStatNULL -3007</text:p>
      <text:p text:style-name="Standard">//нет символа завершения команды</text:p>
      <text:p text:style-name="Standard">#define<text:tab/>CERRtrEndCmdNo -3008</text:p>
      <text:p text:style-name="Standard">//Выражение неверно</text:p>
      <text:p text:style-name="Standard">#define<text:tab/>CERRtrExpFiled -3010</text:p>
      <text:p text:style-name="Standard">//Выражение должно быть индексом</text:p>
      <text:p text:style-name="Standard">#define<text:tab/>CERRtrIndNo -3011</text:p>
      <text:p text:style-name="Standard">//Индекс пустой</text:p>
      <text:p text:style-name="Standard">#define<text:tab/>CERRtrIndEmpty -3012</text:p>
      <text:p text:style-name="Standard">//не найден символ =</text:p>
      <text:p text:style-name="Standard">#define<text:tab/>CERRprsNoEqu -3013</text:p>
      <text:p text:style-name="Standard">//Аргумент не задан</text:p>
      <text:p text:style-name="Standard">#define<text:tab/>CERRtrArgNotFound -3014</text:p>
      <text:p text:style-name="Standard">//Аргумент не того типа</text:p>
      <text:p text:style-name="Standard">#define<text:tab/>CERRtrArgFiled -3015</text:p>
      <text:p text:style-name="Standard">//не задан аргумент функции</text:p>
      <text:p text:style-name="Standard">//#define<text:tab/>CERRtrRasArgFiled -3043</text:p>
      <text:p text:style-name="Standard">//нет такого кода операции</text:p>
      <text:p text:style-name="Standard">#define<text:tab/>CERRvmNotOp -3016</text:p>
      <text:p text:style-name="Standard">//нет такого кода векторной операции</text:p>
      <text:p text:style-name="Standard">#define<text:tab/>CERRvmNotOpUsr -3017</text:p>
      <text:p text:style-name="Standard">//нет такого кода векторной операции</text:p>
      <text:p text:style-name="Standard">#define<text:tab/>CERRvmcoorVekFiled -3018</text:p>
      <text:p text:style-name="Standard">//формат операции ?</text:p>
      <text:p text:style-name="Standard">#define<text:tab/>CERRtrYclFormat -3020</text:p>
      <text:p text:style-name="Standard">//формат</text:p>
      <text:p text:style-name="Standard">#define<text:tab/>CERRtrFormat -3021</text:p>
      <text:p text:style-name="Standard">//не опознано имя команды</text:p>
      <text:p text:style-name="Standard">#define<text:tab/>CERRtrIDbad -3022</text:p>
      <text:p text:style-name="Standard"><text:s/>//для команды Else нет соответствующей команды If</text:p>
      <text:p text:style-name="Standard">#define<text:tab/>CERRtrElseNoIf -3023</text:p>
      <text:p text:style-name="Standard">//команда Break находится вне цикла </text:p>
      <text:p text:style-name="Standard">#define<text:tab/>CERRtrBreakNoFo -3024</text:p>
      <text:p text:style-name="Standard">//не верный формат ID</text:p>
      <text:p text:style-name="Standard">#define<text:tab/>CERRtrFrmId -3025</text:p>
      <text:p text:style-name="Standard">//не задан обработчик события</text:p>
      <text:p text:style-name="Standard">#define<text:tab/>CERRtrEvntCall -3026</text:p>
      <text:p text:style-name="Standard">//не задан опорный индекс в Итераторе</text:p>
      <text:p text:style-name="Standard">#define<text:tab/>CERRtrIterIndNot -3027</text:p>
      <text:p text:style-name="Standard">//опорный индекс в Итераторе не верен</text:p>
      <text:p text:style-name="Standard">#define<text:tab/>CERRtrIterIndFiled -3028</text:p>
      <text:p text:style-name="Standard">//не задан индекс сохранения в Итераторе</text:p>
      <text:p text:style-name="Standard">#define<text:tab/>CERRtrIndSaveFiled -3029</text:p>
      <text:p text:style-name="Standard">//непонятная последовательность символов</text:p>
      <text:p text:style-name="Standard">#define<text:tab/>CERRtrCharFiled -3030</text:p>
      <text:p text:style-name="Standard">//не задано имя глобали</text:p>
      <text:p text:style-name="Standard">#define<text:tab/>CERRtrnameGlbNo -3040</text:p>
      <text:p text:style-name="Standard">//имя глобали может быть только идентификатором</text:p>
      <text:p text:style-name="Standard"><text:soft-page-break/>#define<text:tab/>CERRtrNameDbNotId -3041</text:p>
      <text:p text:style-name="Standard">//имя не задано</text:p>
      <text:p text:style-name="Standard">#define<text:tab/>CERRtrNameFound -3044</text:p>
      <text:p text:style-name="Standard">//внутреннее свойство не привязано к переменной</text:p>
      <text:p text:style-name="Standard">#define<text:tab/>CERRtrInnerNoVal -3045</text:p>
      <text:p text:style-name="Standard">//имя модуля может быть только идентификатором</text:p>
      <text:p text:style-name="Standard">#define<text:tab/>CERRtrNameModNotId -3046</text:p>
      <text:p text:style-name="Standard">//разбор выражения не завершен</text:p>
      <text:p text:style-name="Standard">#define<text:tab/>CERRtrParseExpNotFinished -3047</text:p>
      <text:p text:style-name="Standard">//Аргумент не завершен</text:p>
      <text:p text:style-name="Standard">#define<text:tab/>CERRtrParseArgNotFinished -3048</text:p>
      <text:p text:style-name="Standard">//Многострочный комментарий не завершен</text:p>
      <text:p text:style-name="Standard">#define<text:tab/>CERRtrParseCommentNotFinished -3049</text:p>
      <text:p text:style-name="Standard">//формат числа нарушен</text:p>
      <text:p text:style-name="Standard">#define<text:tab/>CERRtrFormatNumFiled -3050</text:p>
      <text:p text:style-name="Standard">//допустимо только целое число</text:p>
      <text:p text:style-name="Standard">#define<text:tab/>CERRvmFormatIntFiled -3051</text:p>
      <text:p text:style-name="Standard">//В команде Case не задано выражение вычисления метки перехода</text:p>
      <text:p text:style-name="Standard">#define<text:tab/>CERRtrCaseNotExp -3052</text:p>
      <text:p text:style-name="Standard">//нет правой части</text:p>
      <text:p text:style-name="Standard">#define<text:tab/>CERRvmRpartNot -3055</text:p>
      <text:p text:style-name="Standard">//тип Объекта указан неверно</text:p>
      <text:p text:style-name="Standard">#define<text:tab/>CERRvmTypeObjFiled -3060</text:p>
      <text:p text:style-name="Standard"><text:s/></text:p>
      <text:p text:style-name="Standard">#define<text:tab/>CWARsrvEmpty -401</text:p>
      <text:p text:style-name="Standard">#define<text:tab/>CWARsrvReadEnd -402</text:p>
      <text:p text:style-name="Standard">#define<text:tab/>CWARsrvEquNo -403</text:p>
      <text:p text:style-name="Standard">#define<text:tab/>CWARsrvArgNo -404</text:p>
      <text:p text:style-name="Standard">#define<text:tab/>CERRsrv -4000</text:p>
      <text:p text:style-name="Standard"/>
      <text:p text:style-name="Standard">#define<text:tab/>CERRScktFiled -4001</text:p>
      <text:p text:style-name="Standard">#define<text:tab/>CERRPortFiled -4002</text:p>
      <text:p text:style-name="Standard">#define<text:tab/>CERRPortNotFound -4003</text:p>
      <text:p text:style-name="Standard">#define<text:tab/>CERRHostPortFiled -4004</text:p>
      <text:p text:style-name="Standard">#define<text:tab/>CERRsrvListenFiled -4010</text:p>
      <text:p text:style-name="Standard">#define<text:tab/>CERRconnectFiled -4011</text:p>
      <text:p text:style-name="Standard">#define<text:tab/>CERRReadFiled -4012</text:p>
      <text:p text:style-name="Standard">#define<text:tab/>CERRAccept -4013</text:p>
      <text:p text:style-name="Standard">#define<text:tab/>CERRSendFiled -4015</text:p>
      <text:p text:style-name="Standard">#define<text:tab/>CERRChannelFlagsError -4020</text:p>
      <text:p text:style-name="Standard"/>
      <text:p text:style-name="Standard">#define<text:tab/>CERRsrvNot -4101</text:p>
      <text:p text:style-name="Standard">#define<text:tab/>CERRsrvMetodNo -4102</text:p>
      <text:p text:style-name="Standard">#define<text:tab/>CERRsrvUserNo -4103</text:p>
      <text:p text:style-name="Standard">#define<text:tab/>CERRsrvClntFiled -4104</text:p>
      <text:p text:style-name="Standard">#define<text:tab/>CERRsrvFileHmhNoOpen -4105</text:p>
      <text:p text:style-name="Standard"/>
      <text:p text:style-name="Standard">#define<text:tab/>CERRguideNotArg -4200</text:p>
      <text:p text:style-name="Standard">#define<text:tab/>CERRguideNotSel -4201</text:p>
      <text:p text:style-name="Standard">#define<text:tab/>CERRguideNotWin -4202</text:p>
      <text:p text:style-name="Standard">//Объект не задан</text:p>
      <text:p text:style-name="Standard">#define<text:tab/>WARwinObjNotFound -500</text:p>
      <text:p text:style-name="Standard"><text:soft-page-break/></text:p>
      <text:p text:style-name="Standard">#define<text:tab/>CERRwinNotArg -5000</text:p>
      <text:p text:style-name="Standard">#define<text:tab/>CERRwinNotSel -5001</text:p>
      <text:p text:style-name="Standard">#define<text:tab/>CERRwinNotWin -5002</text:p>
      <text:p text:style-name="Standard">//аргумент не найден</text:p>
      <text:p text:style-name="Standard">#define<text:tab/>CERRwinArgNotFound -5003</text:p>
      <text:p text:style-name="Standard">//аргумент не того типа</text:p>
      <text:p text:style-name="Standard">#define<text:tab/>CERRwinArgNotType -5004</text:p>
      <text:p text:style-name="Standard">//Объект не задан</text:p>
      <text:p text:style-name="Standard">#define<text:tab/>CERRwinObjNotFound -5005</text:p>
      <text:p text:style-name="Standard">//объект не того типа</text:p>
      <text:p text:style-name="Standard">#define<text:tab/>CERRwinObjNotType -5006</text:p>
      <text:p text:style-name="Standard">//Объект не найден</text:p>
      <text:p text:style-name="Standard">#define<text:tab/>CERRwinObjNotFind -5007</text:p>
      <text:p text:style-name="Standard">//мало аргументов</text:p>
      <text:p text:style-name="Standard">#define<text:tab/>CERRwinArgLittle -5010</text:p>
      <text:p text:style-name="Standard">//Предок не найден</text:p>
      <text:p text:style-name="Standard">#define<text:tab/>CERRwinParentNotFind -5011</text:p>
      <text:p text:style-name="Standard">//родитель не того типа</text:p>
      <text:p text:style-name="Standard">#define<text:tab/>CERRwinParentNoType -3065</text:p>
      <text:p text:style-name="Standard">//такого типа не существует</text:p>
      <text:p text:style-name="Standard">#define<text:tab/>CERRwinTypeNo -5014</text:p>
      <text:p text:style-name="Standard">// <text:s text:c="2"/></text:p>
      <text:p text:style-name="Standard">#define<text:tab/>CERRwintempDbFiled -5030</text:p>
      <text:p text:style-name="Standard">//библиотека Win не инициализирована</text:p>
      <text:p text:style-name="Standard">#define<text:tab/>CERRwinInitNo -504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03:58.158051824</meta:creation-date>
    <dc:date>2019-04-11T14:31:57.793861646</dc:date>
    <meta:editing-duration>PT1H18M10S</meta:editing-duration>
    <meta:editing-cycles>4</meta:editing-cycles>
    <meta:generator>LibreOffice/6.1.3.2$Linux_X86_64 LibreOffice_project/10$Build-2</meta:generator>
    <meta:document-statistic meta:table-count="0" meta:image-count="1" meta:object-count="0" meta:page-count="8" meta:paragraph-count="380" meta:word-count="1331" meta:character-count="10494" meta:non-whitespace-character-count="9528"/>
  </office:meta>
</office:document-meta>
</file>